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9f9c6" officeooo:paragraph-rsid="0009f9c6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fo:font-style="normal" officeooo:rsid="0009f9c6" officeooo:paragraph-rsid="0009f9c6" style:language-asian="zxx" style:country-asian="none" style:font-style-asian="normal" style:language-complex="zxx" style:country-complex="none" style:font-style-complex="normal"/>
    </style:style>
    <style:style style:name="P3" style:family="paragraph" style:parent-style-name="Standard">
      <style:text-properties fo:language="zxx" fo:country="none" fo:font-style="normal" officeooo:rsid="000b897f" officeooo:paragraph-rsid="000b897f" style:language-asian="zxx" style:country-asian="none" style:font-style-asian="normal" style:language-complex="zxx" style:country-complex="none" style:font-style-complex="normal"/>
    </style:style>
    <style:style style:name="P4" style:family="paragraph" style:parent-style-name="Standard">
      <style:text-properties fo:language="zxx" fo:country="none" fo:font-style="normal" officeooo:rsid="000b897f" officeooo:paragraph-rsid="000b897f" style:language-asian="zxx" style:country-asian="none" style:font-style-asian="normal" style:language-complex="zxx" style:country-complex="none" style:font-style-complex="normal"/>
    </style:style>
    <style:style style:name="P5" style:family="paragraph" style:parent-style-name="Standard">
      <style:text-properties fo:language="zxx" fo:country="none" fo:font-style="normal" officeooo:rsid="000d4a67" officeooo:paragraph-rsid="000d4a67" style:language-asian="zxx" style:country-asian="none" style:font-style-asian="normal" style:language-complex="zxx" style:country-complex="none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NicolasRodriguezSteuerberg/Subir-sources" text:style-name="Internet_20_link" text:visited-style-name="Visited_20_Internet_20_Link"><text:span text:style-name="T2">https://github.com/NicolasRodriguezSteuerberg/Subir-sources</text:span></text:a></text:p>
      <text:p text:style-name="P1">Primero abrí intelliJ, creo 3 clases, 2 siendo main y la otra no.</text:p>
      <text:p text:style-name="P1">Ejecute las clases main por separado</text:p>
      <text:p text:style-name="P1">Utilice la terminal de IntelliJ para subir a un repositorio solamente el source del proyecto. Para eso use el comando <text:span text:style-name="T1">git add src</text:span></text:p>
      <text:p text:style-name="P2">Despues de subirlo, cree una clase y la subi para hacer otro commit, solo añadiendo el source</text:p>
      <text:p text:style-name="P2">Hice 1 vez mas el paso anterior y FIN.</text:p>
      <text:p text:style-name="P2"/>
      <text:p text:style-name="P3">Pasos para subirlo</text:p>
      <text:p text:style-name="P3">git init </text:p>
      <text:p text:style-name="P3">git add src</text:p>
      <text:p text:style-name="P3">git commit -m (texto commit)</text:p>
      <text:p text:style-name="P3">git branch -M main</text:p>
      <text:p text:style-name="P3">git remote add origin <text:a xlink:type="simple" xlink:href="https://github.com/NicolasRodriguezSteuerberg/Subir-sources.git" text:style-name="Internet_20_link" text:visited-style-name="Visited_20_Internet_20_Link">https://github.com/NicolasRodriguezSteuerberg/Subir-sources.git</text:a></text:p>
      <text:p text:style-name="P3">git push -u origin main</text:p>
      <text:p text:style-name="P3"/>
      <text:p text:style-name="P3">Para subir las "actualizaciones"</text:p>
      <text:p text:style-name="P3">git add src</text:p>
      <text:p text:style-name="P3">git commit -m (texto del commit)</text:p>
      <text:p text:style-name="P3">git push -u origin main</text:p>
      <text:p text:style-name="P3"/>
      <text:p text:style-name="P5">Por último, cree un Readme.md desde IntelliJ, escribí algo</text:p>
      <text:p text:style-name="P5">Para subirlo:</text:p>
      <text:p text:style-name="P5">git add Readme.md</text:p>
      <text:p text:style-name="P5">git commit -m Readme</text:p>
      <text:p text:style-name="P5">git push -u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4:20:22.814061787</meta:creation-date>
    <dc:date>2022-10-05T14:43:34.002089592</dc:date>
    <meta:editing-duration>PT13M4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22" meta:word-count="135" meta:character-count="829" meta:non-whitespace-character-count="715"/>
  </office:meta>
</office:document-meta>
</file>